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2df8" officeooo:paragraph-rsid="000d2df8"/>
    </style:style>
    <style:style style:name="P2" style:family="paragraph" style:parent-style-name="Standard">
      <style:text-properties officeooo:rsid="000e3dd7" officeooo:paragraph-rsid="000e3dd7"/>
    </style:style>
    <style:style style:name="P3" style:family="paragraph" style:parent-style-name="Standard">
      <style:text-properties officeooo:rsid="000e7ba6" officeooo:paragraph-rsid="000e7ba6"/>
    </style:style>
    <style:style style:name="P4" style:family="paragraph" style:parent-style-name="Standard">
      <style:text-properties officeooo:rsid="000e7ba6" officeooo:paragraph-rsid="000fbf73"/>
    </style:style>
    <style:style style:name="P5" style:family="paragraph" style:parent-style-name="Standard">
      <style:text-properties officeooo:rsid="000f2a07" officeooo:paragraph-rsid="000f2a07"/>
    </style:style>
    <style:style style:name="P6" style:family="paragraph" style:parent-style-name="Standard">
      <style:text-properties officeooo:rsid="000fbf73" officeooo:paragraph-rsid="000fbf73"/>
    </style:style>
    <style:style style:name="P7" style:family="paragraph" style:parent-style-name="Standard">
      <style:text-properties officeooo:rsid="0010ced6" officeooo:paragraph-rsid="0010ced6"/>
    </style:style>
    <style:style style:name="P8" style:family="paragraph" style:parent-style-name="Standard">
      <style:text-properties officeooo:rsid="00117d00" officeooo:paragraph-rsid="00117d00"/>
    </style:style>
    <style:style style:name="P9" style:family="paragraph" style:parent-style-name="Standard">
      <style:text-properties officeooo:rsid="00141748" officeooo:paragraph-rsid="00141748"/>
    </style:style>
    <style:style style:name="P10" style:family="paragraph" style:parent-style-name="Standard">
      <style:text-properties officeooo:rsid="0014e499" officeooo:paragraph-rsid="0014e499"/>
    </style:style>
    <style:style style:name="T1" style:family="text">
      <style:text-properties officeooo:rsid="000e7ba6"/>
    </style:style>
    <style:style style:name="T2" style:family="text">
      <style:text-properties officeooo:rsid="000f2a07"/>
    </style:style>
    <style:style style:name="T3" style:family="text">
      <style:text-properties officeooo:rsid="000fbf73"/>
    </style:style>
    <style:style style:name="T4" style:family="text">
      <style:text-properties officeooo:rsid="0010837a"/>
    </style:style>
    <style:style style:name="T5" style:family="text">
      <style:text-properties style:text-position="super 58%" officeooo:rsid="0010837a"/>
    </style:style>
    <style:style style:name="T6" style:family="text">
      <style:text-properties officeooo:rsid="0016882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ve: <text:s/>Part of a Rube Goldberg device needs to have a tennis ball roll down a ramp. This lab will discover what it takes to create a span of 1 meter that will support a tennis ball rolling down it.</text:p>
      <text:p text:style-name="P1"/>
      <text:p text:style-name="P2">Break into ~6 teams, one facility member per team <text:span text:style-name="T4">and diversify as much as possible. <text:s/>At least one 8</text:span><text:span text:style-name="T5">th</text:span><text:span text:style-name="T4"> grade per group.</text:span></text:p>
      <text:p text:style-name="P1"/>
      <text:p text:style-name="P1">Hypothesis 1: <text:s/>How much will a single kinx piece flex for a weight of 10g? <text:s/><text:span text:style-name="T4">Write it here</text:span></text:p>
      <text:p text:style-name="P1"/>
      <text:p text:style-name="P1"/>
      <text:p text:style-name="P1">Part 1: <text:s/>Load a single kinx <text:span text:style-name="T4">beam</text:span> as shown in the demo. <text:s/>Write down how much it moved here: <text:s/></text:p>
      <text:p text:style-name="P1"/>
      <text:p text:style-name="P1"/>
      <text:p text:style-name="P1">Question: <text:s/>how accurate <text:span text:style-name="T4">was</text:span> your measurement? <text:s/>Is it accurate enough?</text:p>
      <text:p text:style-name="P1"/>
      <text:p text:style-name="P1"/>
      <text:p text:style-name="P2">Demo: <text:s/>Using a dial indicator, show exactly how much the single beam moves.</text:p>
      <text:p text:style-name="P2"/>
      <text:p text:style-name="P2">Compare how much is measured to how much was estimated. <text:s/>Scatter plot of the results.</text:p>
      <text:p text:style-name="P2"/>
      <text:p text:style-name="P2">Question: <text:s/>How did your hypothesis compare to the results?</text:p>
      <text:p text:style-name="P2"/>
      <text:p text:style-name="P3">Part 2: <text:s/>Load to failure</text:p>
      <text:p text:style-name="P3"/>
      <text:p text:style-name="P3">Hypothesis: How much weight will a single kinx beam support before it <text:span text:style-name="T2">just not return to zero when the weights are removed?</text:span></text:p>
      <text:p text:style-name="P3"/>
      <text:p text:style-name="P3"/>
      <text:p text:style-name="P5">Demo: <text:s/>Show how much load a single kinx beam can take. <text:s/>Use a straight edge to show it has permanent deformation.</text:p>
      <text:p text:style-name="P5"/>
      <text:p text:style-name="P6">Each team: <text:s/>do the same and record your results here:</text:p>
      <text:p text:style-name="P6"/>
      <text:p text:style-name="P6">Scatter plot of the entire group.</text:p>
      <text:p text:style-name="P2"/>
      <text:p text:style-name="P2">Part <text:span text:style-name="T1">3</text:span>: <text:s/>What is the effect of multiple pieces?</text:p>
      <text:p text:style-name="P1"/>
      <text:p text:style-name="P3">Given what was learned in part 1, create two different hypothesis:</text:p>
      <text:p text:style-name="P3"/>
      <text:p text:style-name="P4">Hypothesis <text:span text:style-name="T3">2</text:span>: <text:s/><text:span text:style-name="T3">Based on what was learned in parts 1 &amp; 2, h</text:span>ow many pieces will be needed <text:span text:style-name="T3">to support a single tennis ball over a single beam with out permanent deformation?</text:span></text:p>
      <text:p text:style-name="P4"/>
      <text:p text:style-name="P4"/>
      <text:p text:style-name="P4">Hypothesis <text:span text:style-name="T6">3</text:span>: <text:s/>Will the shape of the assembly of multiple pieces have any impact on how much it will move under load?</text:p>
      <text:p text:style-name="P3"/>
      <text:p text:style-name="P3"/>
      <text:p text:style-name="P6">Demo: <text:s/>Using the dial indicator, show how much deformation for a 4 piece beam in two different shapes.</text:p>
      <text:p text:style-name="P6"/>
      <text:p text:style-name="P6"><text:soft-page-break/>Each team: <text:s/>Create beam assemblies that you think will do the job. <text:s/>Bring the beams for load measurement.</text:p>
      <text:p text:style-name="P6"/>
      <text:p text:style-name="P6">Group exercise: <text:s/>Plot the results.</text:p>
      <text:p text:style-name="P6"/>
      <text:p text:style-name="P6">Question: <text:s/>Does the data support your hypotheses? <text:s/>Each team to present why or why not?</text:p>
      <text:p text:style-name="P6"/>
      <text:p text:style-name="P3"/>
      <text:p text:style-name="P7"/>
      <text:p text:style-name="P7">Beam equations</text:p>
      <text:p text:style-name="P7"/>
      <text:p text:style-name="P7">For a simple supported beam, the deflection is given by:</text:p>
      <text:p text:style-name="P7"/>
      <text:p text:style-name="P7"><draw:frame draw:style-name="fr1" draw:name="Object1" text:anchor-type="as-char" svg:y="-0.2681in" svg:width="0.7098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8">Where:</text:p>
      <text:p text:style-name="P8"/>
      <text:p text:style-name="P8">F: <text:s/>The force applied</text:p>
      <text:p text:style-name="P8">L: <text:s/>The length of the beam</text:p>
      <text:p text:style-name="P8">E: <text:s/>Modulus of Elasticity of the material</text:p>
      <text:p text:style-name="P8">I: <text:s/>Moment of Inertia</text:p>
      <text:p text:style-name="P8"/>
      <text:p text:style-name="P8"/>
      <text:p text:style-name="P8">The moment of inertia depends on the shape. <text:s/></text:p>
      <text:p text:style-name="P8"/>
      <text:p text:style-name="P8">For a round cross section:</text:p>
      <text:p text:style-name="P8"><draw:frame draw:style-name="fr1" draw:name="Object2" text:anchor-type="as-char" svg:y="-0.2681in" svg:width="0.5984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Where d is the diameter of the cross section</text:p>
      <text:p text:style-name="P8"/>
      <text:p text:style-name="P8">For a rectangular cross section:</text:p>
      <text:p text:style-name="P8"><draw:frame draw:style-name="fr1" draw:name="Object3" text:anchor-type="as-char" svg:y="-0.2681in" svg:width="0.6071in" svg:height="0.41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Where w is the width and h is the height</text:p>
      <text:p text:style-name="P9"/>
      <text:p text:style-name="P10">Work: <text:s/>take the deflection from part 1 and calculate the modulus of elasticity assuming a round cross section.</text:p>
      <text:p text:style-name="P10"/>
      <text:p text:style-name="P10">Work: <text:s/>for a 1 meter beam using a rectangular cross section, calculate the deflection. <text:s/>Question: <text:s/>Will this be acceptable to hold the tennis ball for a Rube Goldberg machine?</text:p>
      <text:p text:style-name="P10"/>
      <text:p text:style-name="P10">Next week: <text:s/>Build the 1 meter beam and test if it works.</text:p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2:25:35.974000000</meta:creation-date>
    <dc:date>2016-09-11T16:38:43.395000000</dc:date>
    <meta:editing-duration>PT19H20M29S</meta:editing-duration>
    <meta:editing-cycles>5</meta:editing-cycles>
    <meta:generator>LibreOffice/5.2.0.4$Windows_x86 LibreOffice_project/066b007f5ebcc236395c7d282ba488bca6720265</meta:generator>
    <meta:document-statistic meta:table-count="0" meta:image-count="0" meta:object-count="3" meta:page-count="2" meta:paragraph-count="39" meta:word-count="470" meta:character-count="2576" meta:non-whitespace-character-count="2105"/>
  </office:meta>
</office:document-meta>
</file>

<file path=Object 1/content.xml><?xml version="1.0" encoding="utf-8"?>
<math xmlns="http://www.w3.org/1998/Math/MathML" display="block">
  <semantics>
    <mrow>
      <mi mathvariant="normal">δ</mi>
      <mo stretchy="false">=</mo>
      <mfrac>
        <msup>
          <mi mathvariant="italic">FL</mi>
          <mn>3</mn>
        </msup>
        <mrow>
          <mn>48</mn>
          <mi mathvariant="italic">EI</mi>
        </mrow>
      </mfrac>
    </mrow>
    <annotation encoding="StarMath 5.0">%delta = {FL^3} over {48EI}  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row>
          <mi mathvariant="normal">π</mi>
          <msup>
            <mi>d</mi>
            <mn>4</mn>
          </msup>
        </mrow>
        <mn>64</mn>
      </mfrac>
    </mrow>
    <annotation encoding="StarMath 5.0">I = {%pi d^4} over {64} </annotation>
  </semantics>
</math>
</file>

<file path=Object 3/content.xml><?xml version="1.0" encoding="utf-8"?>
<math xmlns="http://www.w3.org/1998/Math/MathML" display="block">
  <semantics>
    <mrow>
      <mi>I</mi>
      <mo stretchy="false">=</mo>
      <mfrac>
        <mrow>
          <mi>w</mi>
          <msup>
            <mi>h</mi>
            <mn>3</mn>
          </msup>
        </mrow>
        <mn>12</mn>
      </mfrac>
    </mrow>
    <annotation encoding="StarMath 5.0">I = {w h^3} over {12} </annotation>
  </semantics>
</math>
</file>